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7cm"/>
    </style:style>
    <style:style style:name="co8" style:family="table-column">
      <style:table-column-properties fo:break-before="auto" style:column-width="4.874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PageStyle_5f_Projektzuteilung_20_SWP_20_Übersetzerbau_20_SS_20_1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66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b3b3b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00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0000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b3b3b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00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00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cc66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Projektzuteilung SWP Übersetzerbau SS 1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6" table:default-cell-style-name="Default"/>
        <table:table-column table:style-name="co7" table:default-cell-style-name="ce20"/>
        <table:table-column table:style-name="co8" table:default-cell-style-name="ce20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rojekt</text:p>
          </table:table-cell>
          <table:table-cell table:style-name="ce11" office:value-type="string">
            <text:p>Ansprechp.</text:p>
          </table:table-cell>
          <table:table-cell table:style-name="ce11" office:value-type="string">
            <text:p>Deploymen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Altmann</text:p>
          </table:table-cell>
          <table:table-cell office:value-type="string">
            <text:p>Regina</text:p>
          </table:table-cell>
          <table:table-cell office:value-type="string">
            <text:p>regina_altmann#yahoo.de</text:p>
          </table:table-cell>
          <table:table-cell table:style-name="ce3" office:value-type="string">
            <text:p>f</text:p>
          </table:table-cell>
          <table:table-cell office:value-type="string">
            <text:p>A</text:p>
          </table:table-cell>
          <table:table-cell table:number-columns-repeated="2"/>
          <table:table-cell table:style-name="ce13" office:value-type="string">
            <text:p>Legende:</text:p>
          </table:table-cell>
          <table:table-cell table:style-name="ce13"/>
        </table:table-row>
        <table:table-row table:style-name="ro1">
          <table:table-cell office:value-type="string">
            <text:p>Cikryt</text:p>
          </table:table-cell>
          <table:table-cell office:value-type="string">
            <text:p>Christian</text:p>
          </table:table-cell>
          <table:table-cell office:value-type="string">
            <text:p>christian.cikryt#fu-berlin.de</text:p>
          </table:table-cell>
          <table:table-cell table:style-name="ce4" office:value-type="string">
            <text:p>a</text:p>
          </table:table-cell>
          <table:table-cell table:number-columns-repeated="3"/>
          <table:table-cell table:style-name="ce14" office:value-type="string">
            <text:p>a</text:p>
          </table:table-cell>
          <table:table-cell table:style-name="ce14" office:value-type="string">
            <text:p>Händischer Compilerfrontend</text:p>
          </table:table-cell>
        </table:table-row>
        <table:table-row table:style-name="ro1">
          <table:table-cell office:value-type="string">
            <text:p>Dahlke</text:p>
          </table:table-cell>
          <table:table-cell office:value-type="string">
            <text:p>Johannes</text:p>
          </table:table-cell>
          <table:table-cell office:value-type="string">
            <text:p>johannes.dahlke#fu-berlin.de</text:p>
          </table:table-cell>
          <table:table-cell table:style-name="ce5" office:value-type="string">
            <text:p>bii</text:p>
          </table:table-cell>
          <table:table-cell table:number-columns-repeated="3"/>
          <table:table-cell table:style-name="ce15" office:value-type="string">
            <text:p>b</text:p>
          </table:table-cell>
          <table:table-cell table:style-name="ce15" office:value-type="string">
            <text:p>Lexergenerator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Marzin</text:p>
          </table:table-cell>
          <table:table-cell office:value-type="string">
            <text:p>marzin#inf.fu-berlin.de</text:p>
          </table:table-cell>
          <table:table-cell table:style-name="ce6" office:value-type="string">
            <text:p>e</text:p>
          </table:table-cell>
          <table:table-cell table:number-columns-repeated="3"/>
          <table:table-cell table:style-name="ce9" office:value-type="string">
            <text:p>bi</text:p>
          </table:table-cell>
          <table:table-cell table:style-name="ce9" office:value-type="string">
            <text:p>1. Lexergengruppe</text:p>
          </table:table-cell>
        </table:table-row>
        <table:table-row table:style-name="ro1">
          <table:table-cell office:value-type="string">
            <text:p>Dettmer</text:p>
          </table:table-cell>
          <table:table-cell office:value-type="string">
            <text:p>Henry</text:p>
          </table:table-cell>
          <table:table-cell office:value-type="string">
            <text:p>henrydettmer#gmail.com</text:p>
          </table:table-cell>
          <table:table-cell table:style-name="ce3" office:value-type="string">
            <text:p>f</text:p>
          </table:table-cell>
          <table:table-cell table:number-columns-repeated="3"/>
          <table:table-cell table:style-name="ce10" office:value-type="string">
            <text:p>bii</text:p>
          </table:table-cell>
          <table:table-cell table:style-name="ce10" office:value-type="string">
            <text:p>2. Lexergengruppe</text:p>
          </table:table-cell>
        </table:table-row>
        <table:table-row table:style-name="ro1">
          <table:table-cell office:value-type="string">
            <text:p>Dohnert</text:p>
          </table:table-cell>
          <table:table-cell office:value-type="string">
            <text:p>Christian</text:p>
          </table:table-cell>
          <table:table-cell office:value-type="string">
            <text:p>donut87#googlemail.com</text:p>
          </table:table-cell>
          <table:table-cell table:style-name="ce4" office:value-type="string">
            <text:p>a</text:p>
          </table:table-cell>
          <table:table-cell office:value-type="string">
            <text:p>A</text:p>
          </table:table-cell>
          <table:table-cell table:number-columns-repeated="2"/>
          <table:table-cell table:style-name="ce16" office:value-type="string">
            <text:p>ci</text:p>
          </table:table-cell>
          <table:table-cell table:style-name="ce16" office:value-type="string">
            <text:p>1. Parsergengruppe</text:p>
          </table:table-cell>
        </table:table-row>
        <table:table-row table:style-name="ro1">
          <table:table-cell office:value-type="string">
            <text:p>Funk</text:p>
          </table:table-cell>
          <table:table-cell office:value-type="string">
            <text:p>Kevin</text:p>
          </table:table-cell>
          <table:table-cell office:value-type="string">
            <text:p>kevin.funk#fu-berlin.de</text:p>
          </table:table-cell>
          <table:table-cell table:style-name="ce4" office:value-type="string">
            <text:p>a</text:p>
          </table:table-cell>
          <table:table-cell table:number-columns-repeated="3"/>
          <table:table-cell table:style-name="ce17" office:value-type="string">
            <text:p>cii</text:p>
          </table:table-cell>
          <table:table-cell table:style-name="ce17" office:value-type="string">
            <text:p>2. Parsergengruppe</text:p>
          </table:table-cell>
        </table:table-row>
        <table:table-row table:style-name="ro1">
          <table:table-cell office:value-type="string">
            <text:p>Görick</text:p>
          </table:table-cell>
          <table:table-cell office:value-type="string">
            <text:p>Martin</text:p>
          </table:table-cell>
          <table:table-cell office:value-type="string">
            <text:p>goerickm#inf.fu-berlin.de</text:p>
          </table:table-cell>
          <table:table-cell table:style-name="ce6" office:value-type="string">
            <text:p>e</text:p>
          </table:table-cell>
          <table:table-cell table:number-columns-repeated="3"/>
          <table:table-cell table:style-name="ce18" office:value-type="string">
            <text:p>e</text:p>
          </table:table-cell>
          <table:table-cell table:style-name="ce18" office:value-type="string">
            <text:p>Optmierungen</text:p>
          </table:table-cell>
        </table:table-row>
        <table:table-row table:style-name="ro1">
          <table:table-cell office:value-type="string">
            <text:p>Karger</text:p>
          </table:table-cell>
          <table:table-cell office:value-type="string">
            <text:p>Bjoern</text:p>
          </table:table-cell>
          <table:table-cell office:value-type="string">
            <text:p>bjoern.karger#googlemail.com</text:p>
          </table:table-cell>
          <table:table-cell table:style-name="ce6" office:value-type="string">
            <text:p>e</text:p>
          </table:table-cell>
          <table:table-cell office:value-type="string">
            <text:p>A</text:p>
          </table:table-cell>
          <table:table-cell table:number-columns-repeated="2"/>
          <table:table-cell table:style-name="ce19" office:value-type="string">
            <text:p>f</text:p>
          </table:table-cell>
          <table:table-cell table:style-name="ce19" office:value-type="string">
            <text:p>Maschinencodegen</text:p>
          </table:table-cell>
        </table:table-row>
        <table:table-row table:style-name="ro1">
          <table:table-cell office:value-type="string">
            <text:p>Kishi</text:p>
          </table:table-cell>
          <table:table-cell office:value-type="string">
            <text:p>Fateh</text:p>
          </table:table-cell>
          <table:table-cell office:value-type="string">
            <text:p>fatoo7i24#zedat.fu-berlin.de</text:p>
          </table:table-cell>
          <table:table-cell table:style-name="ce7" office:value-type="string">
            <text:p>cii</text:p>
          </table:table-cell>
          <table:table-cell table:number-columns-repeated="5"/>
        </table:table-row>
        <table:table-row table:style-name="ro1">
          <table:table-cell office:value-type="string">
            <text:p>Knötel</text:p>
          </table:table-cell>
          <table:table-cell office:value-type="string">
            <text:p>David</text:p>
          </table:table-cell>
          <table:table-cell office:value-type="string">
            <text:p>david.knoetel#fu-berlin.de</text:p>
          </table:table-cell>
          <table:table-cell table:style-name="ce6" office:value-type="string">
            <text:p>e</text:p>
          </table:table-cell>
          <table:table-cell table:number-columns-repeated="5"/>
        </table:table-row>
        <table:table-row table:style-name="ro1">
          <table:table-cell office:value-type="string">
            <text:p>Lenz</text:p>
          </table:table-cell>
          <table:table-cell office:value-type="string">
            <text:p>Stefan</text:p>
          </table:table-cell>
          <table:table-cell office:value-type="string">
            <text:p>stlenz#inf.fu-berlin.de</text:p>
          </table:table-cell>
          <table:table-cell table:style-name="ce8" office:value-type="string">
            <text:p>c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li</text:p>
          </table:table-cell>
          <table:table-cell office:value-type="string">
            <text:p>yanlei</text:p>
          </table:table-cell>
          <table:table-cell office:value-type="string">
            <text:p>yanlei.i#hotmail.com</text:p>
          </table:table-cell>
          <table:table-cell table:style-name="ce5" office:value-type="string">
            <text:p>bii</text:p>
          </table:table-cell>
          <table:table-cell table:number-columns-repeated="5"/>
        </table:table-row>
        <table:table-row table:style-name="ro1">
          <table:table-cell office:value-type="string">
            <text:p>Lu</text:p>
          </table:table-cell>
          <table:table-cell office:value-type="string">
            <text:p>Chunxian</text:p>
          </table:table-cell>
          <table:table-cell office:value-type="string">
            <text:p>lcx430#hotmail.com</text:p>
          </table:table-cell>
          <table:table-cell table:style-name="ce8" office:value-type="string">
            <text:p>ci</text:p>
          </table:table-cell>
          <table:table-cell table:number-columns-repeated="5"/>
        </table:table-row>
        <table:table-row table:style-name="ro1">
          <table:table-cell office:value-type="string">
            <text:p>Lukasiewicz</text:p>
          </table:table-cell>
          <table:table-cell office:value-type="string">
            <text:p>Wojciech</text:p>
          </table:table-cell>
          <table:table-cell office:value-type="string">
            <text:p>w.lukasiewicz#fu-berlin.de</text:p>
          </table:table-cell>
          <table:table-cell table:style-name="ce9" office:value-type="string">
            <text:p>bi</text:p>
          </table:table-cell>
          <table:table-cell table:number-columns-repeated="5"/>
        </table:table-row>
        <table:table-row table:style-name="ro1">
          <table:table-cell office:value-type="string">
            <text:p>Michels</text:p>
          </table:table-cell>
          <table:table-cell office:value-type="string">
            <text:p>Maximilian</text:p>
          </table:table-cell>
          <table:table-cell office:value-type="string">
            <text:p>max.michels#fu-berlin.de</text:p>
          </table:table-cell>
          <table:table-cell table:style-name="ce4"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Müller</text:p>
          </table:table-cell>
          <table:table-cell office:value-type="string">
            <text:p>Yves</text:p>
          </table:table-cell>
          <table:table-cell office:value-type="string">
            <text:p>yves.mueller#fu-berlin.de</text:p>
          </table:table-cell>
          <table:table-cell table:style-name="ce4"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Neumann</text:p>
          </table:table-cell>
          <table:table-cell office:value-type="string">
            <text:p>Daniel</text:p>
          </table:table-cell>
          <table:table-cell office:value-type="string">
            <text:p>dan89#zedat.fu-berlin.de</text:p>
          </table:table-cell>
          <table:table-cell table:style-name="ce8" office:value-type="string">
            <text:p>ci</text:p>
          </table:table-cell>
          <table:table-cell table:number-columns-repeated="5"/>
        </table:table-row>
        <table:table-row table:style-name="ro1">
          <table:table-cell office:value-type="string">
            <text:p>Niemeier</text:p>
          </table:table-cell>
          <table:table-cell office:value-type="string">
            <text:p>Alexander</text:p>
          </table:table-cell>
          <table:table-cell office:value-type="string">
            <text:p>aniemeier#gmx.de</text:p>
          </table:table-cell>
          <table:table-cell table:style-name="ce5" office:value-type="string">
            <text:p>bi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Peter</text:p>
          </table:table-cell>
          <table:table-cell office:value-type="string">
            <text:p>Hirschfeld</text:p>
          </table:table-cell>
          <table:table-cell office:value-type="string">
            <text:p>hirschfe#zedat.fu-berlin.de</text:p>
          </table:table-cell>
          <table:table-cell table:style-name="ce3" office:value-type="string">
            <text:p>f</text:p>
          </table:table-cell>
          <table:table-cell table:number-columns-repeated="5"/>
        </table:table-row>
        <table:table-row table:style-name="ro1">
          <table:table-cell office:value-type="string">
            <text:p>Rotar</text:p>
          </table:table-cell>
          <table:table-cell office:value-type="string">
            <text:p>Daniel</text:p>
          </table:table-cell>
          <table:table-cell office:value-type="string">
            <text:p>daniel.rotar#fu-berlin.de</text:p>
          </table:table-cell>
          <table:table-cell table:style-name="ce9" office:value-type="string">
            <text:p>b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Schlott</text:p>
          </table:table-cell>
          <table:table-cell office:value-type="string">
            <text:p>Patrick</text:p>
          </table:table-cell>
          <table:table-cell office:value-type="string">
            <text:p>patrick.schlott#fu-berlin.de</text:p>
          </table:table-cell>
          <table:table-cell table:style-name="ce7" office:value-type="string">
            <text:p>ci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Schröder</text:p>
          </table:table-cell>
          <table:table-cell office:value-type="string">
            <text:p>Christoph</text:p>
          </table:table-cell>
          <table:table-cell office:value-type="string">
            <text:p>christoph.schroeder#fu-berlin.de</text:p>
          </table:table-cell>
          <table:table-cell table:style-name="ce7" office:value-type="string">
            <text:p>cii</text:p>
          </table:table-cell>
          <table:table-cell table:number-columns-repeated="5"/>
        </table:table-row>
        <table:table-row table:style-name="ro1">
          <table:table-cell office:value-type="string">
            <text:p>Schröder</text:p>
          </table:table-cell>
          <table:table-cell office:value-type="string">
            <text:p>Maximilian</text:p>
          </table:table-cell>
          <table:table-cell office:value-type="string">
            <text:p>schroedm#zedat.fu-berlin.de</text:p>
          </table:table-cell>
          <table:table-cell table:style-name="ce9" office:value-type="string">
            <text:p>bi</text:p>
          </table:table-cell>
          <table:table-cell table:number-columns-repeated="5"/>
        </table:table-row>
        <table:table-row table:style-name="ro1">
          <table:table-cell office:value-type="string">
            <text:p>Schröter</text:p>
          </table:table-cell>
          <table:table-cell office:value-type="string">
            <text:p>Philipp</text:p>
          </table:table-cell>
          <table:table-cell office:value-type="string">
            <text:p>philipp.schroeter#fu-berlin.de</text:p>
          </table:table-cell>
          <table:table-cell table:style-name="ce9" office:value-type="string">
            <text:p>bi</text:p>
          </table:table-cell>
          <table:table-cell table:number-columns-repeated="5"/>
        </table:table-row>
        <table:table-row table:style-name="ro1">
          <table:table-cell office:value-type="string">
            <text:p>Steinack</text:p>
          </table:table-cell>
          <table:table-cell office:value-type="string">
            <text:p>Dustin</text:p>
          </table:table-cell>
          <table:table-cell office:value-type="string">
            <text:p>d.steinack#fu-berlin.de</text:p>
          </table:table-cell>
          <table:table-cell table:style-name="ce8" office:value-type="string">
            <text:p>ci</text:p>
          </table:table-cell>
          <table:table-cell table:number-columns-repeated="5"/>
        </table:table-row>
        <table:table-row table:style-name="ro1">
          <table:table-cell office:value-type="string">
            <text:p>wei</text:p>
          </table:table-cell>
          <table:table-cell office:value-type="string">
            <text:p>ying</text:p>
          </table:table-cell>
          <table:table-cell office:value-type="string">
            <text:p>wei.ying1110#googlemail.com</text:p>
          </table:table-cell>
          <table:table-cell table:style-name="ce7" office:value-type="string">
            <text:p>cii</text:p>
          </table:table-cell>
          <table:table-cell table:number-columns-repeated="5"/>
        </table:table-row>
        <table:table-row table:style-name="ro1">
          <table:table-cell office:value-type="string">
            <text:p>Weißenfels</text:p>
          </table:table-cell>
          <table:table-cell office:value-type="string">
            <text:p>Benjamin</text:p>
          </table:table-cell>
          <table:table-cell office:value-type="string">
            <text:p>b.weissenfels#fu-berlin.de</text:p>
          </table:table-cell>
          <table:table-cell table:style-name="ce10" office:value-type="string">
            <text:p>bii</text:p>
          </table:table-cell>
          <table:table-cell table:number-columns-repeated="5"/>
        </table:table-row>
        <table:table-row table:style-name="ro1">
          <table:table-cell office:value-type="string">
            <text:p>Wittig</text:p>
          </table:table-cell>
          <table:table-cell office:value-type="string">
            <text:p>Michael</text:p>
          </table:table-cell>
          <table:table-cell office:value-type="string">
            <text:p>michael.wittig#fu-berlin.de</text:p>
          </table:table-cell>
          <table:table-cell table:style-name="ce4" office:value-type="string">
            <text:p>a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-X="1" style:scale-to-Y="1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.05.2012</text:date>, <text:time>14:0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zuteilung_20_SWP_20_Übersetzerbau_20_SS_20_12" style:display-name="PageStyle_Projektzuteilung SWP Übersetzerbau SS 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ximilian Konzack</dc:creator>
    <dc:date>2012-05-31T14:08:22</dc:date>
    <meta:editing-cycles>2</meta:editing-cycles>
    <meta:editing-duration>PT21M54S</meta:editing-duration>
    <meta:generator>LibreOffice/3.4$Linux LibreOffice_project/340m1$Build-402</meta:generator>
    <meta:document-statistic meta:table-count="1" meta:cell-count="146" meta:object-count="0"/>
  </office:meta>
</office:document-meta>
</file>